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objectwithoutfill">
      <style:graphic-properties draw:fill="solid" draw:fill-color="#800080" draw:opacity="40%" draw:textarea-horizontal-align="center" draw:textarea-vertical-align="middle" draw:shadow-opacity="40%"/>
    </style:style>
    <style:style style:name="gr8" style:family="graphic" style:parent-style-name="standard">
      <style:graphic-properties svg:stroke-width="0.2cm" svg:stroke-color="#ff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xml:id="id2" draw:id="id2" draw:layer="layout" svg:width="1cm" svg:height="0.6cm" svg:x="1.2cm" svg:y="7.5cm">
          <text:p text:style-name="P1"><text:span text:style-name="T1">Th</text:span></text:p>
        </draw:rect>
        <draw:rect draw:style-name="gr1" draw:text-style-name="P2" xml:id="id3" draw:id="id3" draw:layer="layout" svg:width="1.428cm" svg:height="0.6cm" svg:x="2.272cm" svg:y="7.5cm">
          <text:p text:style-name="P1"><text:span text:style-name="T1">e q</text:span></text:p>
        </draw:rect>
        <draw:rect draw:style-name="gr1" draw:text-style-name="P2" xml:id="id4" draw:id="id4" draw:layer="layout" svg:width="0.952cm" svg:height="0.6cm" svg:x="3.848cm" svg:y="7.5cm">
          <text:p text:style-name="P1"><text:span text:style-name="T1">ui</text:span></text:p>
        </draw:rect>
        <draw:rect draw:style-name="gr1" draw:text-style-name="P2" xml:id="id6" draw:id="id6" draw:layer="layout" svg:width="1.426cm" svg:height="0.6cm" svg:x="4.974cm" svg:y="7.5cm">
          <text:p text:style-name="P1"><text:span text:style-name="T1">ck b</text:span></text:p>
        </draw:rect>
        <draw:rect draw:style-name="gr1" draw:text-style-name="P2" xml:id="id7" draw:id="id7" draw:layer="layout" svg:width="1.427cm" svg:height="0.6cm" svg:x="6.473cm" svg:y="7.5cm">
          <text:p text:style-name="P1"><text:span text:style-name="T1">row</text:span></text:p>
        </draw:rect>
        <draw:rect draw:style-name="gr1" draw:text-style-name="P2" xml:id="id9" draw:id="id9" draw:layer="layout" svg:width="1.428cm" svg:height="0.6cm" svg:x="7.972cm" svg:y="7.5cm">
          <text:p text:style-name="P1"><text:span text:style-name="T1">n fo</text:span></text:p>
        </draw:rect>
        <draw:rect draw:style-name="gr1" draw:text-style-name="P2" xml:id="id10" draw:id="id10" draw:layer="layout" svg:width="1.902cm" svg:height="0.6cm" svg:x="9.498cm" svg:y="7.5cm">
          <text:p text:style-name="P1"><text:span text:style-name="T1">x jum</text:span></text:p>
        </draw:rect>
        <draw:rect draw:style-name="gr1" draw:text-style-name="P2" xml:id="id12" draw:id="id12" draw:layer="layout" svg:width="1.426cm" svg:height="0.6cm" svg:x="11.5cm" svg:y="7.5cm">
          <text:p text:style-name="P1"><text:span text:style-name="T1">ped</text:span></text:p>
        </draw:rect>
        <draw:rect draw:style-name="gr1" draw:text-style-name="P2" xml:id="id13" draw:id="id13" draw:layer="layout" svg:width="1.426cm" svg:height="0.6cm" svg:x="13.074cm" svg:y="7.5cm">
          <text:p text:style-name="P1"><text:span text:style-name="T1"><text:s/></text:span><text:span text:style-name="T1">over</text:span></text:p>
        </draw:rect>
        <draw:rect draw:style-name="gr1" draw:text-style-name="P2" xml:id="id14" draw:id="id14" draw:layer="layout" svg:width="1.426cm" svg:height="0.6cm" svg:x="14.6cm" svg:y="7.5cm">
          <text:p text:style-name="P1"><text:span text:style-name="T1"><text:s text:c="2"/></text:span><text:span text:style-name="T1">th</text:span></text:p>
        </draw:rect>
        <draw:rect draw:style-name="gr1" draw:text-style-name="P2" xml:id="id16" draw:id="id16" draw:layer="layout" svg:width="1.426cm" svg:height="0.6cm" svg:x="16.1cm" svg:y="7.5cm">
          <text:p text:style-name="P1"><text:span text:style-name="T1">e la</text:span></text:p>
        </draw:rect>
        <draw:rect draw:style-name="gr1" draw:text-style-name="P2" xml:id="id17" draw:id="id17" draw:layer="layout" svg:width="0.952cm" svg:height="0.6cm" svg:x="17.6cm" svg:y="7.5cm">
          <text:p text:style-name="P1"><text:span text:style-name="T1">zy</text:span></text:p>
        </draw:rect>
        <draw:rect draw:style-name="gr1" draw:text-style-name="P2" xml:id="id18" draw:id="id18" draw:layer="layout" svg:width="1.426cm" svg:height="0.6cm" svg:x="18.6cm" svg:y="7.5cm">
          <text:p text:style-name="P1"><text:span text:style-name="T1">dog</text:span></text:p>
        </draw:rect>
        <draw:ellipse draw:style-name="gr2" draw:text-style-name="P1" xml:id="id1" draw:id="id1" draw:layer="layout" svg:width="0.267cm" svg:height="0.275cm" svg:x="2.2cm" svg:y="5.5cm">
          <text:p/>
        </draw:ellipse>
        <draw:ellipse draw:style-name="gr2" draw:text-style-name="P1" xml:id="id5" draw:id="id5" draw:layer="layout" svg:width="0.267cm" svg:height="0.275cm" svg:x="6.199cm" svg:y="5.462cm">
          <text:p/>
        </draw:ellipse>
        <draw:ellipse draw:style-name="gr2" draw:text-style-name="P1" xml:id="id19" draw:id="id19" draw:layer="layout" svg:width="0.267cm" svg:height="0.275cm" svg:x="4.364cm" svg:y="3.879cm">
          <text:p/>
        </draw:ellipse>
        <draw:ellipse draw:style-name="gr2" draw:text-style-name="P1" xml:id="id20" draw:id="id20" draw:layer="layout" svg:width="0.267cm" svg:height="0.275cm" svg:x="10.9cm" svg:y="3.849cm">
          <text:p/>
        </draw:ellipse>
        <draw:ellipse draw:style-name="gr2" draw:text-style-name="P1" xml:id="id21" draw:id="id21" draw:layer="layout" svg:width="0.267cm" svg:height="0.275cm" svg:x="7.647cm" svg:y="2.218cm">
          <text:p/>
        </draw:ellipse>
        <draw:ellipse draw:style-name="gr2" draw:text-style-name="P1" xml:id="id8" draw:id="id8" draw:layer="layout" svg:width="0.267cm" svg:height="0.275cm" svg:x="9.308cm" svg:y="5.385cm">
          <text:p/>
        </draw:ellipse>
        <draw:ellipse draw:style-name="gr2" draw:text-style-name="P1" xml:id="id11" draw:id="id11" draw:layer="layout" svg:width="0.267cm" svg:height="0.275cm" svg:x="12.475cm" svg:y="5.173cm">
          <text:p/>
        </draw:ellipse>
        <draw:ellipse draw:style-name="gr2" draw:text-style-name="P1" xml:id="id15" draw:id="id15" draw:layer="layout" svg:width="0.267cm" svg:height="0.275cm" svg:x="17.748cm" svg:y="5.076cm">
          <text:p/>
        </draw:ellipse>
        <draw:connector draw:style-name="gr3" draw:text-style-name="P1" draw:layer="layout" draw:type="line" svg:x1="2.333cm" svg:y1="5.775cm" svg:x2="1.7cm" svg:y2="7.5cm" draw:start-shape="id1" draw:start-glue-point="2" draw:end-shape="id2" draw:end-glue-point="0" svg:d="m2333 5775-633 1725">
          <text:p/>
        </draw:connector>
        <draw:connector draw:style-name="gr3" draw:text-style-name="P1" draw:layer="layout" draw:type="line" svg:x1="2.333cm" svg:y1="5.775cm" svg:x2="2.986cm" svg:y2="7.5cm" draw:start-shape="id1" draw:start-glue-point="2" draw:end-shape="id3" draw:end-glue-point="0" svg:d="m2333 5775 653 1725">
          <text:p/>
        </draw:connector>
        <draw:connector draw:style-name="gr3" draw:text-style-name="P1" draw:layer="layout" draw:type="line" svg:x1="2.333cm" svg:y1="5.775cm" svg:x2="4.324cm" svg:y2="7.5cm" draw:start-shape="id1" draw:start-glue-point="2" draw:end-shape="id4" draw:end-glue-point="0" svg:d="m2333 5775 1991 1725">
          <text:p/>
        </draw:connector>
        <draw:connector draw:style-name="gr3" draw:text-style-name="P1" draw:layer="layout" draw:type="line" svg:x1="6.332cm" svg:y1="5.737cm" svg:x2="5.687cm" svg:y2="7.5cm" draw:start-shape="id5" draw:start-glue-point="2" draw:end-shape="id6" draw:end-glue-point="0" svg:d="m6332 5737-645 1763">
          <text:p/>
        </draw:connector>
        <draw:connector draw:style-name="gr3" draw:text-style-name="P1" draw:layer="layout" draw:type="line" svg:x1="6.332cm" svg:y1="5.737cm" svg:x2="7.186cm" svg:y2="7.5cm" draw:start-shape="id5" draw:start-glue-point="2" draw:end-shape="id7" draw:end-glue-point="0" svg:d="m6332 5737 854 1763">
          <text:p/>
        </draw:connector>
        <draw:connector draw:style-name="gr3" draw:text-style-name="P1" draw:layer="layout" draw:type="line" svg:x1="9.441cm" svg:y1="5.66cm" svg:x2="8.686cm" svg:y2="7.5cm" draw:start-shape="id8" draw:start-glue-point="2" draw:end-shape="id9" draw:end-glue-point="0" svg:d="m9441 5660-755 1840">
          <text:p/>
        </draw:connector>
        <draw:connector draw:style-name="gr3" draw:text-style-name="P1" draw:layer="layout" draw:type="line" svg:x1="9.441cm" svg:y1="5.66cm" svg:x2="10.449cm" svg:y2="7.5cm" draw:start-shape="id8" draw:start-glue-point="2" draw:end-shape="id10" draw:end-glue-point="0" svg:d="m9441 5660 1008 1840">
          <text:p/>
        </draw:connector>
        <draw:connector draw:style-name="gr3" draw:text-style-name="P1" draw:layer="layout" draw:type="line" svg:x1="12.608cm" svg:y1="5.448cm" svg:x2="12.213cm" svg:y2="7.5cm" draw:start-shape="id11" draw:start-glue-point="2" draw:end-shape="id12" draw:end-glue-point="0" svg:d="m12608 5448-395 2052">
          <text:p/>
        </draw:connector>
        <draw:connector draw:style-name="gr3" draw:text-style-name="P1" draw:layer="layout" draw:type="line" svg:x1="12.608cm" svg:y1="5.448cm" svg:x2="13.787cm" svg:y2="7.5cm" draw:start-shape="id11" draw:start-glue-point="2" draw:end-shape="id13" draw:end-glue-point="0" svg:d="m12608 5448 1179 2052">
          <text:p/>
        </draw:connector>
        <draw:connector draw:style-name="gr3" draw:text-style-name="P1" draw:layer="layout" draw:type="line" svg:x1="12.608cm" svg:y1="5.448cm" svg:x2="15.313cm" svg:y2="7.5cm" draw:start-shape="id11" draw:start-glue-point="2" draw:end-shape="id14" draw:end-glue-point="0" svg:d="m12608 5448 2705 2052">
          <text:p/>
        </draw:connector>
        <draw:connector draw:style-name="gr3" draw:text-style-name="P1" draw:layer="layout" draw:type="line" svg:x1="17.881cm" svg:y1="5.351cm" svg:x2="16.813cm" svg:y2="7.5cm" draw:start-shape="id15" draw:start-glue-point="2" draw:end-shape="id16" draw:end-glue-point="0" svg:d="m17881 5351-1068 2149">
          <text:p/>
        </draw:connector>
        <draw:connector draw:style-name="gr3" draw:text-style-name="P1" draw:layer="layout" draw:type="line" svg:x1="17.881cm" svg:y1="5.351cm" svg:x2="18.076cm" svg:y2="7.5cm" draw:start-shape="id15" draw:start-glue-point="2" draw:end-shape="id17" draw:end-glue-point="0" svg:d="m17881 5351 195 2149">
          <text:p/>
        </draw:connector>
        <draw:connector draw:style-name="gr3" draw:text-style-name="P1" draw:layer="layout" draw:type="line" svg:x1="17.881cm" svg:y1="5.351cm" svg:x2="19.313cm" svg:y2="7.5cm" draw:start-shape="id15" draw:start-glue-point="2" draw:end-shape="id18" draw:end-glue-point="0" svg:d="m17881 5351 1432 2149">
          <text:p/>
        </draw:connector>
        <draw:connector draw:style-name="gr3" draw:text-style-name="P1" draw:layer="layout" draw:type="line" svg:x1="4.497cm" svg:y1="4.154cm" svg:x2="2.333cm" svg:y2="5.5cm" draw:start-shape="id19" draw:start-glue-point="2" draw:end-shape="id1" draw:end-glue-point="0" svg:d="m4497 4154-2164 1346">
          <text:p/>
        </draw:connector>
        <draw:connector draw:style-name="gr3" draw:text-style-name="P1" draw:layer="layout" draw:type="line" svg:x1="4.497cm" svg:y1="4.154cm" svg:x2="6.332cm" svg:y2="5.462cm" draw:start-shape="id19" draw:start-glue-point="2" draw:end-shape="id5" draw:end-glue-point="0" svg:d="m4497 4154 1835 1308">
          <text:p/>
        </draw:connector>
        <draw:connector draw:style-name="gr3" draw:text-style-name="P1" draw:layer="layout" draw:type="line" svg:x1="11.033cm" svg:y1="4.124cm" svg:x2="9.441cm" svg:y2="5.385cm" draw:start-shape="id20" draw:start-glue-point="2" draw:end-shape="id8" draw:end-glue-point="0" svg:d="m11033 4124-1592 1261">
          <text:p/>
        </draw:connector>
        <draw:connector draw:style-name="gr3" draw:text-style-name="P1" draw:layer="layout" draw:type="line" svg:x1="11.033cm" svg:y1="4.124cm" svg:x2="12.608cm" svg:y2="5.173cm" draw:start-shape="id20" draw:start-glue-point="2" draw:end-shape="id11" draw:end-glue-point="0" svg:d="m11033 4124 1575 1049">
          <text:p/>
        </draw:connector>
        <draw:connector draw:style-name="gr3" draw:text-style-name="P1" draw:layer="layout" draw:type="line" svg:x1="7.78cm" svg:y1="2.493cm" svg:x2="4.497cm" svg:y2="3.879cm" draw:start-shape="id21" draw:start-glue-point="2" draw:end-shape="id19" draw:end-glue-point="0" svg:d="m7780 2493-3283 1386">
          <text:p/>
        </draw:connector>
        <draw:connector draw:style-name="gr3" draw:text-style-name="P1" draw:layer="layout" draw:type="line" svg:x1="7.78cm" svg:y1="2.493cm" svg:x2="17.881cm" svg:y2="5.076cm" draw:start-shape="id21" draw:start-glue-point="2" draw:end-shape="id15" draw:end-glue-point="0" svg:d="m7780 2493 10101 2583">
          <text:p/>
        </draw:connector>
        <draw:ellipse draw:style-name="gr4" draw:text-style-name="P1" xml:id="id22" draw:id="id22" draw:layer="layout" svg:width="0.267cm" svg:height="0.275cm" svg:x="16.082cm" svg:y="5.061cm">
          <text:p/>
        </draw:ellipse>
        <draw:connector draw:style-name="gr5" draw:text-style-name="P1" draw:layer="layout" draw:type="line" svg:x1="16.215cm" svg:y1="5.336cm" svg:x2="16.34cm" svg:y2="6.088cm" draw:start-shape="id22" draw:start-glue-point="2" draw:end-shape="id23" draw:end-glue-point="0" svg:d="m16215 5336 125 752">
          <text:p/>
        </draw:connector>
        <draw:connector draw:style-name="gr6" draw:text-style-name="P1" draw:layer="layout" draw:type="line" svg:x1="7.78cm" svg:y1="2.493cm" svg:x2="11.033cm" svg:y2="3.849cm" draw:start-shape="id21" draw:start-glue-point="2" draw:end-shape="id20" draw:end-glue-point="0" svg:d="m7780 2493 3253 1356">
          <text:p/>
        </draw:connector>
        <draw:path draw:style-name="gr7" draw:text-style-name="P1" draw:layer="layout" svg:width="3.5cm" svg:height="3.024cm" draw:transform="rotate (1.81269896112097) translate (5.14838686212598cm 9.00027277634841cm)" svg:viewBox="0 0 3501 3025" svg:d="m618 279c782-957 2476 791 2850 1583 367 776-2400 1467-3321 1025-421-382 165-2233 471-2608z">
          <text:p/>
        </draw:path>
        <draw:path draw:style-name="gr7" draw:text-style-name="P1" draw:layer="layout" svg:width="5.59cm" svg:height="7.931cm" draw:transform="skewX (-4.20013325439512E-017) rotate (1.81269896112097) translate (8.45897972585796cm 10.0318490946687cm)" svg:viewBox="0 0 5591 7932" svg:d="m1840 152c782-956 3357 2877 3731 3669 367 776-4503 4767-5541 4018-282-1122 1503-7311 1810-7687z">
          <text:p/>
        </draw:path>
        <draw:rect draw:style-name="gr1" draw:text-style-name="P2" xml:id="id23" draw:id="id23" draw:layer="layout" svg:width="0.479cm" svg:height="0.6cm" svg:x="16.101cm" svg:y="6.088cm">
          <text:p text:style-name="P1"><text:span text:style-name="T1">e</text:span></text:p>
        </draw:rect>
        <draw:path draw:style-name="gr7" draw:text-style-name="P1" draw:layer="layout" svg:width="2.142cm" svg:height="1.732cm" draw:transform="rotate (-1.91846591379299) translate (17.550996203961cm 5.23263180414423cm)" svg:viewBox="0 0 2143 1733" svg:d="m18 1467c146 523 1702 213 2053-390 185-317-4-938-356-1045-684-206-1876 635-1697 1435z">
          <text:p/>
        </draw:path>
        <draw:line draw:style-name="gr8" draw:text-style-name="P1" draw:layer="layout" svg:x1="5.1cm" svg:y1="8.8cm" svg:x2="16.666cm" svg:y2="8.7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ugene Kirpichov</meta:initial-creator>
    <meta:creation-date>2011-02-07T08:03:54.91</meta:creation-date>
    <dc:date>2012-12-15T21:17:50</dc:date>
    <dc:creator>Eugene Kirpichov</dc:creator>
    <meta:editing-duration>PT8M36S</meta:editing-duration>
    <meta:editing-cycles>2</meta:editing-cycles>
    <meta:generator>OpenOffice.org/3.3$Unix OpenOffice.org_project/330m20$Build-9567</meta:generator>
    <meta:document-statistic meta:object-count="48"/>
  </office:meta>
</office:document-meta>
</file>